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a6128" officeooo:paragraph-rsid="001a6128"/>
    </style:style>
    <style:style style:name="P2" style:family="paragraph" style:parent-style-name="Header">
      <style:paragraph-properties fo:margin-left="0.5626in" fo:margin-right="0in" fo:text-indent="-0.5626in" style:auto-text-indent="false"/>
      <style:text-properties fo:font-size="8pt" officeooo:rsid="0002a1f3" officeooo:paragraph-rsid="00161d00" style:font-size-asian="8pt" style:font-size-complex="8pt"/>
    </style:style>
    <style:style style:name="P3" style:family="paragraph" style:parent-style-name="Standard">
      <style:text-properties officeooo:paragraph-rsid="000ff8bb"/>
    </style:style>
    <style:style style:name="P4" style:family="paragraph" style:parent-style-name="Standard">
      <style:text-properties fo:font-size="8pt" officeooo:rsid="00144795" officeooo:paragraph-rsid="00144795" style:font-size-asian="8pt" style:font-size-complex="8pt"/>
    </style:style>
    <style:style style:name="P5" style:family="paragraph" style:parent-style-name="Standard">
      <style:text-properties fo:font-size="8pt" officeooo:rsid="0002a1f3" officeooo:paragraph-rsid="00161d00" style:font-size-asian="8pt" style:font-size-complex="8pt"/>
    </style:style>
    <style:style style:name="P6" style:family="paragraph" style:parent-style-name="Standard">
      <style:paragraph-properties fo:line-height="150%"/>
      <style:text-properties officeooo:paragraph-rsid="000ff8bb"/>
    </style:style>
    <style:style style:name="P7" style:family="paragraph" style:parent-style-name="Standard">
      <style:paragraph-properties fo:line-height="150%"/>
      <style:text-properties officeooo:paragraph-rsid="00190872"/>
    </style:style>
    <style:style style:name="P8" style:family="paragraph" style:parent-style-name="Standard">
      <style:paragraph-properties fo:line-height="150%"/>
      <style:text-properties style:font-name="Liberation Serif" fo:font-weight="bold" officeooo:paragraph-rsid="00190872" style:font-weight-asian="bold" style:font-weight-complex="bold"/>
    </style:style>
    <style:style style:name="T1" style:family="text">
      <style:text-properties officeooo:rsid="000e00fe"/>
    </style:style>
    <style:style style:name="T2" style:family="text">
      <style:text-properties officeooo:rsid="000ff8bb"/>
    </style:style>
    <style:style style:name="T3" style:family="text">
      <style:text-properties officeooo:rsid="0011ab9f"/>
    </style:style>
    <style:style style:name="T4" style:family="text">
      <style:text-properties officeooo:rsid="00126de8"/>
    </style:style>
    <style:style style:name="T5" style:family="text">
      <style:text-properties officeooo:rsid="0013d094"/>
    </style:style>
    <style:style style:name="T6" style:family="text">
      <style:text-properties style:font-name="Liberation Serif" fo:font-style="normal" officeooo:rsid="000ef566" style:font-style-asian="normal" style:font-style-complex="normal"/>
    </style:style>
    <style:style style:name="T7" style:family="text">
      <style:text-properties style:font-name="Liberation Serif" fo:font-style="normal" officeooo:rsid="0010adf8" style:font-style-asian="normal" style:font-style-complex="normal"/>
    </style:style>
    <style:style style:name="T8" style:family="text">
      <style:text-properties style:font-name="Liberation Serif" fo:font-style="italic" officeooo:rsid="000ef566" style:font-style-asian="italic" style:font-style-complex="italic"/>
    </style:style>
    <style:style style:name="T9" style:family="text">
      <style:text-properties style:text-position="super 58%" style:font-name="Liberation Serif" fo:font-style="normal" officeooo:rsid="000ef566" style:font-style-asian="normal" style:font-style-complex="normal"/>
    </style:style>
    <style:style style:name="T10" style:family="text">
      <style:text-properties officeooo:rsid="00190872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0">Chapter 7, Application Question 2: </text:span><text:span text:style-name="T12">Floyd discussed several obstacles to effective listening. When are you most likely to engage in pseudolistening or glazing over? How can you improve your listening in these situations?</text:span></text:p>
      <text:p text:style-name="P7"><text:span text:style-name="T11"/></text:p>
      <text:p text:style-name="P6"><text:tab/><text:span text:style-name="T1">Communications scholars have identified several impediments to effective listening. <text:s/>Many of these are familiar such as noise and closed-mindedness. (Floyd, 2021, pp. 236-241) <text:s/>For example noise is defined as “...</text:span>anything that distracts you from listening to what you wish to listen to.” <text:span text:style-name="T1">(Floyd, 2021, p. 236) <text:s/>One barrier to effective listening that is increasingly common in the modern world is information overload which is “...</text:span>the state of being overwhelmed by the huge amount of information one is required to take in every day.” <text:span text:style-name="T1">(Floyd, 2021, p. 237) <text:s/>While not explicitly stated in the text, I feel this is closely related to noise. <text:s/>In the case of information overload the distractions are even more appealing because they at least purport to contain useful information. <text:s/>It is very common these days to see some one pick up their cell phone to check a notification in the middle of an in-person conversation. <text:s/>This example is clearly a case where information overload affects one’s ability to listen by physically removing their attention from the conversation at hand. <text:s/></text:span><text:span text:style-name="T2">S</text:span><text:span text:style-name="T1">everal years ago this behavior would have been considered rude and some may still find it so. <text:s/></text:span><text:span text:style-name="T2">The acceptance of this behavior may tie in with the idea of social media as co-culture. <text:s/>We note that “</text:span>As we have discussed in this chapter, cultures and co-cultures are characterized by symbols, language, values, and norms. Consider the ways that social media has, in just a few years, evolved to create a unique co-culture, and how that culture is reflected interpersonally when we communicate online. Within that culture, we can recognize ‘the co-culture of Instagram,’ for instance, and ‘the co-culture of Twitter.’ In these and other co-cultures, words and symbols emerge—for example, hashtags, memes, and jargon—that become cultural norms among users of each platform.” <text:span text:style-name="T2">(Floyd, 2021 p. 41) <text:s/>This is a developing area of society that certainly deserves more study.</text:span></text:p>
      <text:p text:style-name="P6"/>
      <text:p text:style-name="P6"><text:tab/><text:span text:style-name="T3">Pseudolistening and glazing over are two other cases when an individual fails to listen effectively. <text:s/>Calling them “obstacles” (Floyd, 2021, p. 236) is not accurate because they are behaviors that come from within an individual and not external situations that must be dealt with. <text:s/>This shows poor communication ability on the part of the textbook author, making one wonder why they are writing a book about communication. <text:s/>Personally I engage in glazing over any time I attempt to read this textbook: the loose logic and pseudoscientific studies do not make for exciting material. <text:s/>Even in </text:span><text:soft-page-break/><text:span text:style-name="T3">classes within my discipline the material can often be dry and </text:span><text:span text:style-name="T4">lectures </text:span><text:span text:style-name="T3">difficult to follow for extended periods of time. <text:s/>One of the few benefits of moving classes online is that many lectures are now recorded so I have been able to improve my listening in these situations by playing back parts of the lecture that I did not follow. <text:s/></text:span><text:span text:style-name="T4">The internet has also made many lectures on these topics available from many professors with a wide variety of teaching styles, so it is often possible to find a more engaging presenter as well. <text:s/></text:span><text:span text:style-name="T5">Pseudolistening is often encountered when listening to stories about other peoples’ experiences at work. <text:s/>I often find this is acceptable in these situations as people are most often just looking for support or validation when discussing work matters with those outside of their workplace. <text:s/></text:span></text:p>
      <text:p text:style-name="P6"/>
      <text:p text:style-name="P3"/>
      <text:p text:style-name="P4">Word Count: 546</text:p>
      <text:p text:style-name="P4"/>
      <text:p text:style-name="P5">Works Cited: </text:p>
      <text:p text:style-name="P2"><text:span text:style-name="T6">Floyd, K. (202</text:span><text:span text:style-name="T7">1</text:span><text:span text:style-name="T6">). </text:span><text:span text:style-name="T8">Interpersonal communication</text:span><text:span text:style-name="T6"> (4</text:span><text:span text:style-name="T9">th</text:span><text:span text:style-name="T6"> ed.). New York, NY: McGraw-Hill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6128" officeooo:paragraph-rsid="001a612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iezman, p.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0:08:15.577310911</meta:creation-date>
    <dc:date>2021-02-14T10:48:17.117909439</dc:date>
    <meta:editing-duration>PT15M47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2" meta:paragraph-count="7" meta:word-count="598" meta:character-count="3705" meta:non-whitespace-character-count="3091"/>
  </office:meta>
</office:document-meta>
</file>